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>
      <style:paragraph-properties fo:text-align="center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text-align="center"/>
      <style:text-properties fo:font-weight="normal" style:font-weight-asian="normal" style:font-weight-complex="normal"/>
    </style:style>
    <style:style style:name="P11" style:family="paragraph">
      <style:paragraph-properties fo:text-align="star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тчет по программированию функции на языке программирования С</text:p>
      <text:list xml:id="list175647008" text:style-name="L1">
        <text:list-item>
          <text:p text:style-name="P4">Постановка задачи</text:p>
        </text:list-item>
        <text:list-item>
          <text:p text:style-name="P4">Алгоритм решения задания</text:p>
        </text:list-item>
        <text:list-item>
          <text:p text:style-name="P4">Описание решения</text:p>
        </text:list-item>
        <text:list-item>
          <text:p text:style-name="P6"><text:span text:style-name="T1">Выводы</text:span></text:p>
        </text:list-item>
      </text:list>
      <text:p text:style-name="P1">1.Постановка задачи</text:p>
      <text:p text:style-name="P5">Задача, предлагаемая для решения на языке программирования С состоит из некоторого количества этапов. Для того, чтобы обеспечить качество и кратковременность написания программы, задача была разделена на несколько этапов. Моей задачей была организация передачи символов из входного потока в одномерный массив, и проверка содержания этой строкой некорректных символов. Так как в <text:s/>задаче требуется подсчитать количество перестановок в веденной строке, то корректными символами для данной строки являются цифры («1-9») и специальный символ разделителя («_»).</text:p>
      <text:p text:style-name="P1">2.Алгоритм решения</text:p>
      <text:p text:style-name="P3">Алгоритм передачи символов из входного потока в одномерный массив представлен ниже</text:p>
      <text:p text:style-name="P2"><draw:custom-shape text:anchor-type="paragraph" draw:z-index="0" draw:style-name="gr1" draw:text-style-name="P8" svg:width="5.107cm" svg:height="1.165cm" svg:x="4.184cm" svg:y="0.136cm"><text:p text:style-name="P7"><text:span text:style-name="T2">Начало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<draw:frame text:anchor-type="paragraph" draw:z-index="23" draw:style-name="gr4" svg:width="1.906cm" svg:height="0.874cm" svg:x="12.164cm" svg:y="11.846cm"><draw:text-box><text:p text:style-name="P11">Да</text:p></draw:text-box></draw:frame><draw:frame text:anchor-type="paragraph" draw:z-index="22" draw:style-name="gr3" draw:text-style-name="P7" svg:width="1.959cm" svg:height="0.636cm" svg:x="9.698cm" svg:y="9.439cm"><draw:text-box><text:p text:style-name="P7">Нет</text:p></draw:text-box></draw:frame><draw:frame text:anchor-type="paragraph" draw:z-index="21" draw:style-name="gr4" svg:width="1.906cm" svg:height="0.874cm" svg:x="7.163cm" svg:y="6.846cm"><draw:text-box><text:p text:style-name="P11">Да</text:p></draw:text-box></draw:frame><draw:frame text:anchor-type="paragraph" draw:z-index="20" draw:style-name="gr3" draw:text-style-name="P7" svg:width="1.959cm" svg:height="0.636cm" svg:x="8.698cm" svg:y="4.438cm"><draw:text-box><text:p text:style-name="P7">Нет</text:p></draw:text-box></draw:frame><draw:line text:anchor-type="paragraph" draw:z-index="19" draw:style-name="gr2" draw:text-style-name="P7" svg:x1="1.21cm" svg:y1="5.152cm" svg:x2="5.507cm" svg:y2="5.178cm"><text:p/></draw:line><draw:line text:anchor-type="paragraph" draw:z-index="18" draw:style-name="gr2" draw:text-style-name="P7" svg:x1="1.289cm" svg:y1="9.904cm" svg:x2="1.21cm" svg:y2="5.152cm"><text:p/></draw:line><draw:custom-shape text:anchor-type="paragraph" draw:z-index="17" draw:style-name="gr1" draw:text-style-name="P10" svg:width="2.53cm" svg:height="1.297cm" svg:x="0.21cm" svg:y="9.904cm"><text:p text:style-name="P10"><text:span text:style-name="T1">i++</text:span></text:p><draw:enhanced-geometry svg:viewBox="0 0 21600 21600" draw:type="rectangle" draw:enhanced-path="M 0 0 L 21600 0 21600 21600 0 21600 0 0 Z N"/></draw:custom-shape><draw:line text:anchor-type="paragraph" draw:z-index="16" draw:style-name="gr2" draw:text-style-name="P7" svg:x1="4.342cm" svg:y1="10.576cm" svg:x2="2.739cm" svg:y2="10.55cm"><text:p/></draw:line><draw:line text:anchor-type="paragraph" draw:z-index="15" draw:style-name="gr2" draw:text-style-name="P7" svg:x1="11.507cm" svg:y1="10.126cm" svg:x2="9.74cm" svg:y2="10.1cm"><text:p/></draw:line><draw:line text:anchor-type="paragraph" draw:z-index="14" draw:style-name="gr2" draw:text-style-name="P7" svg:x1="12.878cm" svg:y1="14.201cm" svg:x2="12.904cm" svg:y2="15.138cm"><text:p/></draw:line><draw:line text:anchor-type="paragraph" draw:z-index="13" draw:style-name="gr2" draw:text-style-name="P7" svg:x1="13.01cm" svg:y1="11.539cm" svg:x2="13.036cm" svg:y2="12.904cm"><text:p/></draw:line><draw:line text:anchor-type="paragraph" draw:z-index="12" draw:style-name="gr2" draw:text-style-name="P7" svg:x1="13.01cm" svg:y1="5.824cm" svg:x2="13.036cm" svg:y2="8.798cm"><text:p/></draw:line><draw:line text:anchor-type="paragraph" draw:z-index="11" draw:style-name="gr2" draw:text-style-name="P7" svg:x1="8.502cm" svg:y1="5.099cm" svg:x2="10.656cm" svg:y2="5.073cm"><text:p/></draw:line><draw:line text:anchor-type="paragraph" draw:z-index="10" draw:style-name="gr2" draw:text-style-name="P7" svg:x1="7.03cm" svg:y1="6.539cm" svg:x2="7.004cm" svg:y2="8.137cm"><text:p/></draw:line><draw:line text:anchor-type="paragraph" draw:z-index="9" draw:style-name="gr2" draw:text-style-name="P7" svg:x1="6.819cm" svg:y1="0.813cm" svg:x2="6.845cm" svg:y2="1.903cm"><text:p/></draw:line><draw:custom-shape text:anchor-type="paragraph" draw:z-index="8" draw:style-name="gr1" draw:text-style-name="P10" svg:width="5.398cm" svg:height="1.297cm" svg:x="4.343cm" svg:y="9.904cm"><text:p text:style-name="P10"><text:span text:style-name="T1">Запись элемента c в массив</text:span></text:p><text:p text:style-name="P10"><text:span text:style-name="T1">S[i]</text:span></text:p><draw:enhanced-geometry svg:viewBox="0 0 21600 21600" draw:type="rectangle" draw:enhanced-path="M 0 0 L 21600 0 21600 21600 0 21600 0 0 Z N"/></draw:custom-shape><draw:custom-shape text:anchor-type="paragraph" draw:z-index="7" draw:style-name="gr1" draw:text-style-name="P8" svg:width="5.107cm" svg:height="1.165cm" svg:x="10.185cm" svg:y="15.138cm"><text:p text:style-name="P7"><text:span text:style-name="T2">Конец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style-name="gr1" draw:text-style-name="P8" svg:width="5.107cm" svg:height="1.165cm" svg:x="4.184cm" svg:y="8.137cm"><text:p text:style-name="P7"><text:span text:style-name="T2">Конец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style-name="gr1" draw:text-style-name="P10" svg:width="5.398cm" svg:height="1.297cm" svg:x="10.343cm" svg:y="12.905cm"><text:p text:style-name="P10"><text:span text:style-name="T1">Запись символа '\n' в массив</text:span></text:p><text:p text:style-name="P10"><text:span text:style-name="T1">S[i]</text:span></text:p><draw:enhanced-geometry svg:viewBox="0 0 21600 21600" draw:type="rectangle" draw:enhanced-path="M 0 0 L 21600 0 21600 21600 0 21600 0 0 Z N"/></draw:custom-shape><draw:custom-shape text:anchor-type="paragraph" draw:z-index="4" draw:style-name="gr1" draw:text-style-name="P9" svg:width="5.398cm" svg:height="1.297cm" svg:x="4.343cm" svg:y="1.903cm"><text:p text:style-name="P9"><text:span text:style-name="T2">i=0</text:span></text:p><draw:enhanced-geometry svg:viewBox="0 0 21600 21600" draw:type="rectangle" draw:enhanced-path="M 0 0 L 21600 0 21600 21600 0 21600 0 0 Z N"/></draw:custom-shape><draw:custom-shape text:anchor-type="paragraph" draw:z-index="3" draw:style-name="gr1" svg:width="2.996cm" svg:height="2.742cm" svg:x="11.508cm" svg:y="8.798cm"><text:p text:style-name="P7">Элемент</text:p><text:p text:style-name="P7">В переменной</text:p><text:p text:style-name="P7">c= '\n'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" draw:style-name="gr1" svg:width="5.822cm" svg:height="1.721cm" svg:x="10.37cm" svg:y="4.105cm"><text:p>Ввод символов из входного</text:p><text:p><text:s/>Потока в переменную c</text:p><draw:enhanced-geometry svg:viewBox="0 0 21600 21600" draw:glue-points="?f6 0 10800 ?f8 ?f11 10800 ?f9 21600 10800 ?f10 ?f5 10800" draw:text-areas="?f3 ?f3 ?f4 ?f4" draw:type="parallelogram" draw:modifiers="2630.47561345047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" draw:style-name="gr1" svg:width="2.996cm" svg:height="2.742cm" svg:x="5.507cm" svg:y="3.798cm"><text:p text:style-name="P7">i&lt;255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3"/>
      <text:p text:style-name="P3"/>
      <text:p text:style-name="P3"/>
      <text:p text:style-name="P3"/>
      <text:p text:style-name="P3"/>
      <text:p text:style-name="P3"><draw:line text:anchor-type="paragraph" draw:z-index="26" draw:style-name="gr2" draw:text-style-name="P7" svg:x1="6.977cm" svg:y1="0.279cm" svg:x2="6.951cm" svg:y2="0.877cm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draw:custom-shape text:anchor-type="paragraph" draw:z-index="25" draw:style-name="gr1" draw:text-style-name="P9" svg:width="5.398cm" svg:height="1.297cm" svg:x="5.343cm" svg:y="2.903cm"><text:p text:style-name="P9"><text:span text:style-name="T2">i=0</text:span></text:p><draw:enhanced-geometry svg:viewBox="0 0 21600 21600" draw:type="rectangle" draw:enhanced-path="M 0 0 L 21600 0 21600 21600 0 21600 0 0 Z N"/></draw:custom-shape><draw:custom-shape text:anchor-type="paragraph" draw:z-index="27" draw:style-name="gr1" svg:width="2.996cm" svg:height="2.742cm" svg:x="6.507cm" svg:y="4.798cm"><text:p text:style-name="P7">i&lt;255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9" draw:style-name="gr1" draw:text-style-name="P8" svg:width="5.107cm" svg:height="1.165cm" svg:x="5.184cm" svg:y="9.137cm"><text:p text:style-name="P7"><text:span text:style-name="T2">Конец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Алгоритм проверки содержания <text:s/>строкой некорректных символов представлен ниже.</text:p>
      <text:p text:style-name="P2"><draw:custom-shape text:anchor-type="paragraph" draw:z-index="24" draw:style-name="gr1" draw:text-style-name="P8" svg:width="5.107cm" svg:height="1.165cm" svg:x="5.184cm" svg:y="0.136cm"><text:p text:style-name="P7"><text:span text:style-name="T2">Начало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><draw:custom-shape text:anchor-type="paragraph" draw:z-index="28" draw:style-name="gr1" svg:width="2.996cm" svg:height="2.742cm" svg:x="11.508cm" svg:y="3.798cm"><text:p text:style-name="P7">Элемент</text:p><text:p text:style-name="P7">В переменной</text:p><text:p text:style-name="P7">c= '\n'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ks_Kirillow </meta:initial-creator>
    <meta:creation-date>2011-12-16T17:52:09</meta:creation-date>
    <meta:document-statistic meta:table-count="0" meta:image-count="0" meta:object-count="0" meta:page-count="2" meta:paragraph-count="10" meta:word-count="115" meta:character-count="883"/>
    <dc:date>2011-12-16T18:52:15</dc:date>
    <dc:creator>Aleks_Kirillow </dc:creator>
    <meta:editing-duration>PT00H02M21S</meta:editing-duration>
    <meta:editing-cycles>1</meta:editing-cycles>
    <meta:generator>OpenOffice.org/3.2$Linux OpenOffice.org_project/320m12$Build-9483</meta:generator>
  </office:meta>
</office:document-meta>
</file>